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6.6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  <style:text-properties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c :</text:p>
          </table:table-cell>
          <table:table-cell table:style-name="Table1.B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5"><text:text-input text:description="&lt;/if&gt;">&lt;/if&gt;</text:text-input></text:p>
      <text:p text:style-name="P5"/>
      <text:p text:style-name="P5"><text:text-input text:description="&lt;o.meeting_id.chief_complaint&gt;">&lt;o.meeting_id.chief_complaint&gt;</text:text-input></text:p>
      <text:p text:style-name="P5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/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6"><text:text-input text:description="&lt;choose&gt;">&lt;choose&gt;</text:text-input></text:p>
      <text:p text:style-name="P6"><text:text-input text:description=""/><text:text-input text:description="&lt;when test=&quot;line.as_od == line.as_os&quot;&gt;">&lt;when test="line.as_od == line.as_os"&gt;</text:text-input></text:p>
      <text:p text:style-name="P6">ODG : <text:text-input text:description="&lt;line.as_od&gt;">as_od</text:text-input></text:p>
      <text:p text:style-name="P6"><text:text-input text:description="&lt;/when&gt;">&lt;/when&gt;</text:text-input></text:p>
      <text:p text:style-name="P6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6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6"><text:text-input text:description="&lt;choose&gt;">&lt;choose&gt;</text:text-input></text:p>
      <text:p text:style-name="P6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6"><text:text-input text:description="&lt;/when&gt;">&lt;/when&gt;</text:text-input></text:p>
      <text:p text:style-name="P6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6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6"><text:text-input text:description="&lt;choose&gt;">&lt;choose&gt;</text:text-input></text:p>
      <text:p text:style-name="P6"><text:text-input text:description=""/><text:text-input text:description="&lt;when test=&quot;line.ps_od == line.ps_os&quot;&gt;">&lt;when test="line.ps_od == line.ps_os"&gt;</text:text-input></text:p>
      <text:p text:style-name="P6">ODG : <text:text-input text:description="&lt;line.ps_od&gt;">ps_od</text:text-input></text:p>
      <text:p text:style-name="P6"><text:soft-page-break/><text:text-input text:description="&lt;/when&gt;">&lt;/when&gt;</text:text-input></text:p>
      <text:p text:style-name="P6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6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 :</text:p>
      <text:p text:style-name="P2"><text:text-input text:description="&lt;if test=&quot;o.color_or&quot;&gt;">&lt;if test="o.color_or"&gt;</text:text-input>Clichés couleurs : <text:text-input text:description="&lt;o.color_or&gt;">&lt;o.color_or&gt;</text:text-input><text:text-input text:description="&lt;/if&gt;">&lt;/if&gt;</text:text-input> </text:p>
      <text:p text:style-name="P2"><text:text-input text:description="&lt;if test=&quot;o.fa_or&quot;&gt;">&lt;if test="o.fa_or"&gt;</text:text-input>Clichés angiographiques : <text:text-input text:description="&lt;o.fa_or&gt;">&lt;o.fa_or&gt;</text:text-input><text:text-input text:description="&lt;/if&gt;">&lt;/if&gt;</text:text-input> </text:p>
      <text:p text:style-name="P4">OG :</text:p>
      <text:p text:style-name="P2"><text:text-input text:description="&lt;if test=&quot;o.color_os&quot;&gt;">&lt;if test="o.color_os"&gt;</text:text-input>Clichés couleurs : <text:text-input text:description="&lt;o.color_os&gt;">&lt;o.color_os&gt;</text:text-input><text:text-input text:description="&lt;/if&gt;">&lt;/if&gt;</text:text-input> </text:p>
      <text:p text:style-name="P2"><text:text-input text:description="&lt;if test=&quot;o.fa_os&quot;&gt;">&lt;if test="o.fa_os"&gt;</text:text-input>Clichés angiographiques : <text:text-input text:description="&lt;o.fa_os&gt;">&lt;o.fa_os&gt;</text:text-input><text:text-input text:description="&lt;/if&gt;">&lt;/if&gt;</text:text-input> </text:p>
      <text:p text:style-name="P4">Conclusion :</text:p>
      <text:p text:style-name="P2"><text:span text:style-name="T2">OD </text:span>:<text:text-input text:description="&lt;if test=&quot;o.cc_or&quot;&gt;">&lt;if test="o.cc_or"&gt;</text:text-input><text:text-input text:description="&lt;o.cc_or&gt;">&lt;o.cc_or&gt;</text:text-input><text:text-input text:description="&lt;/if&gt;">&lt;/if&gt;</text:text-input></text:p>
      <text:p text:style-name="P2"><text:span text:style-name="T2">OG :</text:span><text:text-input text:description="&lt;if test=&quot;o.cc_os&quot;&gt;">&lt;if test="o.cc_os"&gt;</text:text-input><text:text-input text:description="&lt;o.cc_os&gt;">&lt;o.cc_os&gt;</text:text-input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5-04T21:20:36</dc:date>
    <meta:editing-duration>P1DT17H23M1S</meta:editing-duration>
    <meta:editing-cycles>207</meta:editing-cycles>
    <dc:creator>Laurent FRANCOIS</dc:creator>
    <meta:document-statistic meta:table-count="2" meta:image-count="0" meta:object-count="0" meta:page-count="3" meta:paragraph-count="106" meta:word-count="373" meta:character-count="3760" meta:non-whitespace-character-count="3480"/>
  </office:meta>
</office:document-meta>
</file>